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260785" officeooo:paragraph-rsid="00260785"/>
    </style:style>
    <style:style style:name="P2" style:family="paragraph" style:parent-style-name="Text_20_body">
      <style:text-properties officeooo:paragraph-rsid="002ceed2"/>
    </style:style>
    <style:style style:name="P3" style:family="paragraph" style:parent-style-name="Text_20_body">
      <style:text-properties officeooo:rsid="0031f363" officeooo:paragraph-rsid="0031f363"/>
    </style:style>
    <style:style style:name="P4" style:family="paragraph" style:parent-style-name="Text_20_body">
      <loext:graphic-properties draw:fill="none"/>
      <style:paragraph-properties fo:margin-top="0in" fo:margin-bottom="0.0972in" loext:contextual-spacing="false" fo:line-height="120%" fo:background-color="transparent">
        <style:tab-stops>
          <style:tab-stop style:position="0.498in"/>
          <style:tab-stop style:position="1.4583in"/>
        </style:tab-stops>
      </style:paragraph-properties>
      <style:text-properties officeooo:paragraph-rsid="0049f251"/>
    </style:style>
    <style:style style:name="P5" style:family="paragraph" style:parent-style-name="Text_20_body">
      <loext:graphic-properties draw:fill="none"/>
      <style:paragraph-properties fo:margin-top="0in" fo:margin-bottom="0.0972in" loext:contextual-spacing="false" fo:line-height="120%" fo:background-color="transparent">
        <style:tab-stops>
          <style:tab-stop style:position="0.498in"/>
          <style:tab-stop style:position="1.4583in"/>
        </style:tab-stops>
      </style:paragraph-properties>
      <style:text-properties officeooo:paragraph-rsid="004e27da"/>
    </style:style>
    <style:style style:name="P6" style:family="paragraph" style:parent-style-name="Text_20_body">
      <loext:graphic-properties draw:fill="none"/>
      <style:paragraph-properties fo:margin-top="0in" fo:margin-bottom="0.0972in" loext:contextual-spacing="false" fo:line-height="120%" fo:background-color="transparent">
        <style:tab-stops>
          <style:tab-stop style:position="0.498in"/>
          <style:tab-stop style:position="1.4583in"/>
        </style:tab-stops>
      </style:paragraph-properties>
      <style:text-properties officeooo:paragraph-rsid="004e46ee"/>
    </style:style>
    <style:style style:name="P7" style:family="paragraph" style:parent-style-name="Text_20_body" style:list-style-name="L1" style:master-page-name="">
      <loext:graphic-properties draw:fill="none"/>
      <style:paragraph-properties fo:margin-left="0.25in" fo:margin-right="0in" fo:margin-top="0in" fo:margin-bottom="0.0972in" loext:contextual-spacing="false" fo:line-height="120%" fo:text-indent="-0.3118in" style:auto-text-indent="false" style:page-number="auto" fo:background-color="transparent">
        <style:tab-stops>
          <style:tab-stop style:position="0.498in"/>
        </style:tab-stops>
      </style:paragraph-properties>
      <style:text-properties officeooo:paragraph-rsid="002ceed2"/>
    </style:style>
    <style:style style:name="P8"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4dc9d0"/>
    </style:style>
    <style:style style:name="P9"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2ceed2"/>
    </style:style>
    <style:style style:name="P10"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2e78c4"/>
    </style:style>
    <style:style style:name="P11"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2ee445"/>
    </style:style>
    <style:style style:name="P12"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527ab0"/>
    </style:style>
    <style:style style:name="P13"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32e378"/>
    </style:style>
    <style:style style:name="P14"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33a171"/>
    </style:style>
    <style:style style:name="P15"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343bb3"/>
    </style:style>
    <style:style style:name="P16"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355c9c"/>
    </style:style>
    <style:style style:name="P17"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55272b"/>
    </style:style>
    <style:style style:name="P18"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3d85d4"/>
    </style:style>
    <style:style style:name="P19"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4080ed"/>
    </style:style>
    <style:style style:name="P20"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paragraph-rsid="0042e1bd"/>
    </style:style>
    <style:style style:name="P21" style:family="paragraph" style:parent-style-name="Text_20_body" style:list-style-name="L1">
      <loext:graphic-properties draw:fill="none"/>
      <style:paragraph-properties fo:margin-left="0.25in" fo:margin-right="0in" fo:margin-top="0in" fo:margin-bottom="0.0972in" loext:contextual-spacing="false" fo:line-height="120%" fo:text-indent="-0.3118in" style:auto-text-indent="false" fo:background-color="transparent">
        <style:tab-stops>
          <style:tab-stop style:position="0.498in"/>
        </style:tab-stops>
      </style:paragraph-properties>
      <style:text-properties officeooo:rsid="00133f5f" officeooo:paragraph-rsid="002e78c4"/>
    </style:style>
    <style:style style:name="P22"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s>
      </style:paragraph-properties>
      <style:text-properties officeooo:paragraph-rsid="00527ab0"/>
    </style:style>
    <style:style style:name="P23"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s>
      </style:paragraph-properties>
      <style:text-properties officeooo:paragraph-rsid="0053b757"/>
    </style:style>
    <style:style style:name="P24"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s>
      </style:paragraph-properties>
      <style:text-properties officeooo:paragraph-rsid="00434b6f"/>
    </style:style>
    <style:style style:name="P25"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s>
      </style:paragraph-properties>
      <style:text-properties officeooo:paragraph-rsid="0046f872"/>
    </style:style>
    <style:style style:name="P26"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s>
      </style:paragraph-properties>
      <style:text-properties officeooo:paragraph-rsid="0049f251"/>
    </style:style>
    <style:style style:name="P27" style:family="paragraph" style:parent-style-name="Text_20_body" style:list-style-name="L1">
      <loext:graphic-properties draw:fill="none"/>
      <style:paragraph-properties fo:margin-top="0in" fo:margin-bottom="0.0972in" loext:contextual-spacing="false" fo:line-height="120%" fo:background-color="transparent">
        <style:tab-stops>
          <style:tab-stop style:position="0.498in"/>
          <style:tab-stop style:position="1.4583in"/>
        </style:tab-stops>
      </style:paragraph-properties>
      <style:text-properties officeooo:paragraph-rsid="0049f251"/>
    </style:style>
    <style:style style:name="T1" style:family="text">
      <style:text-properties officeooo:rsid="002bc54f"/>
    </style:style>
    <style:style style:name="T2" style:family="text">
      <style:text-properties officeooo:rsid="00133f5f"/>
    </style:style>
    <style:style style:name="T3" style:family="text">
      <style:text-properties style:font-name="Liberation Serif" officeooo:rsid="00133f5f"/>
    </style:style>
    <style:style style:name="T4" style:family="text">
      <style:text-properties style:font-name="Liberation Serif" officeooo:rsid="002ceed2"/>
    </style:style>
    <style:style style:name="T5" style:family="text">
      <style:text-properties fo:color="#990000" style:font-name="Courier"/>
    </style:style>
    <style:style style:name="T6" style:family="text">
      <style:text-properties fo:color="#990000" style:font-name="Courier" officeooo:rsid="00133f5f"/>
    </style:style>
    <style:style style:name="T7" style:family="text">
      <style:text-properties fo:color="#990000" style:font-name="Courier" officeooo:rsid="002ee445"/>
    </style:style>
    <style:style style:name="T8" style:family="text">
      <style:text-properties fo:color="#990000" style:font-name="Courier" officeooo:rsid="002e78c4"/>
    </style:style>
    <style:style style:name="T9" style:family="text">
      <style:text-properties fo:color="#990000" style:font-name="Courier" officeooo:rsid="0031f363"/>
    </style:style>
    <style:style style:name="T10" style:family="text">
      <style:text-properties fo:color="#990000" style:font-name="Courier" officeooo:rsid="0032e378"/>
    </style:style>
    <style:style style:name="T11" style:family="text">
      <style:text-properties fo:color="#990000" style:font-name="Courier" fo:font-size="12pt" style:font-size-asian="12pt" style:font-size-complex="12pt"/>
    </style:style>
    <style:style style:name="T12" style:family="text">
      <style:text-properties fo:color="#990000" style:font-name="Courier" fo:font-size="12pt" officeooo:rsid="0032e378" style:font-size-asian="12pt" style:font-size-complex="12pt"/>
    </style:style>
    <style:style style:name="T13" style:family="text">
      <style:text-properties fo:color="#990000" style:font-name="Courier" fo:font-size="12pt" officeooo:rsid="0033a171" style:font-size-asian="12pt" style:font-size-complex="12pt"/>
    </style:style>
    <style:style style:name="T14" style:family="text">
      <style:text-properties fo:color="#990000" style:font-name="Courier" fo:font-size="12pt" officeooo:rsid="002ee445" style:font-size-asian="12pt" style:font-size-complex="12pt"/>
    </style:style>
    <style:style style:name="T15" style:family="text">
      <style:text-properties fo:color="#990000" style:font-name="Courier" fo:font-size="12pt" officeooo:rsid="002e78c4" style:font-size-asian="12pt" style:font-size-complex="12pt"/>
    </style:style>
    <style:style style:name="T16" style:family="text">
      <style:text-properties fo:color="#990000" style:font-name="Courier" fo:font-size="12pt" officeooo:rsid="00133f5f" style:font-size-asian="12pt" style:font-size-complex="12pt"/>
    </style:style>
    <style:style style:name="T17" style:family="text">
      <style:text-properties fo:color="#990000" style:font-name="Courier" fo:font-size="12pt" officeooo:rsid="004080ed" style:font-size-asian="12pt" style:font-size-complex="12pt"/>
    </style:style>
    <style:style style:name="T18" style:family="text">
      <style:text-properties fo:color="#990000" style:font-name="Courier" fo:font-size="12pt" officeooo:rsid="00355c9c" style:font-size-asian="12pt" style:font-size-complex="12pt"/>
    </style:style>
    <style:style style:name="T19" style:family="text">
      <style:text-properties fo:color="#990000" style:font-name="Courier" fo:font-size="12pt" officeooo:rsid="003a2f76" style:font-size-asian="12pt" style:font-size-complex="12pt"/>
    </style:style>
    <style:style style:name="T20" style:family="text">
      <style:text-properties fo:color="#990000" style:font-name="Courier" fo:font-size="12pt" officeooo:rsid="00343bb3" style:font-size-asian="12pt" style:font-size-complex="12pt"/>
    </style:style>
    <style:style style:name="T21" style:family="text">
      <style:text-properties fo:color="#990000" style:font-name="Courier" fo:font-size="12pt" officeooo:rsid="003d85d4" style:font-size-asian="12pt" style:font-size-complex="12pt"/>
    </style:style>
    <style:style style:name="T22" style:family="text">
      <style:text-properties fo:color="#990000" style:font-name="Courier" fo:font-size="12pt" officeooo:rsid="003f2a1f" style:font-size-asian="12pt" style:font-size-complex="12pt"/>
    </style:style>
    <style:style style:name="T23" style:family="text">
      <style:text-properties fo:color="#990000" style:font-name="Courier" fo:font-size="12pt" officeooo:rsid="0042e1bd" style:font-size-asian="12pt" style:font-size-complex="12pt"/>
    </style:style>
    <style:style style:name="T24" style:family="text">
      <style:text-properties fo:color="#990000" style:font-name="Courier" fo:font-size="12pt" officeooo:rsid="00452989" style:font-size-asian="12pt" style:font-size-complex="12pt"/>
    </style:style>
    <style:style style:name="T25" style:family="text">
      <style:text-properties fo:color="#990000" style:font-name="Courier" fo:font-size="12pt" officeooo:rsid="0046f872" style:font-size-asian="12pt" style:font-size-complex="12pt"/>
    </style:style>
    <style:style style:name="T26" style:family="text">
      <style:text-properties fo:color="#990000" style:font-name="Courier" fo:font-size="12pt" officeooo:rsid="00488dc6" style:font-size-asian="12pt" style:font-size-complex="12pt"/>
    </style:style>
    <style:style style:name="T27" style:family="text">
      <style:text-properties fo:color="#990000" style:font-name="Courier" fo:font-size="12pt" officeooo:rsid="0049f251" style:font-size-asian="12pt" style:font-size-complex="12pt"/>
    </style:style>
    <style:style style:name="T28" style:family="text">
      <style:text-properties fo:color="#990000" style:font-name="Courier" fo:font-size="12pt" officeooo:rsid="004e46ee" style:font-size-asian="12pt" style:font-size-complex="12pt"/>
    </style:style>
    <style:style style:name="T29" style:family="text">
      <style:text-properties fo:color="#990000" style:font-name="Courier" fo:font-size="12pt" officeooo:rsid="0053b757" style:font-size-asian="12pt" style:font-size-complex="12pt"/>
    </style:style>
    <style:style style:name="T30" style:family="text">
      <style:text-properties fo:color="#990000" style:font-name="Courier" fo:font-size="12pt" officeooo:rsid="0055272b" style:font-size-asian="12pt" style:font-size-complex="12pt"/>
    </style:style>
    <style:style style:name="T31" style:family="text">
      <style:text-properties fo:color="#990000" style:font-name="Courier" officeooo:rsid="00343bb3"/>
    </style:style>
    <style:style style:name="T32" style:family="text">
      <style:text-properties fo:color="#990000" style:font-name="Courier" officeooo:rsid="00434b6f"/>
    </style:style>
    <style:style style:name="T33" style:family="text">
      <style:text-properties fo:color="#990000" style:font-name="Courier" officeooo:rsid="00533c18"/>
    </style:style>
    <style:style style:name="T34" style:family="text">
      <style:text-properties fo:color="#990000" style:font-name="Courier" officeooo:rsid="00527ab0"/>
    </style:style>
    <style:style style:name="T35" style:family="text">
      <style:text-properties fo:color="#000000" style:font-name="Courier"/>
    </style:style>
    <style:style style:name="T36" style:family="text">
      <style:text-properties fo:color="#000000" style:font-name="Courier" officeooo:rsid="00133f5f"/>
    </style:style>
    <style:style style:name="T37" style:family="text">
      <style:text-properties fo:color="#000000" style:font-name="Courier" officeooo:rsid="002e78c4"/>
    </style:style>
    <style:style style:name="T38" style:family="text">
      <style:text-properties fo:color="#000000" style:font-name="Courier" officeooo:rsid="0031f363"/>
    </style:style>
    <style:style style:name="T39" style:family="text">
      <style:text-properties fo:color="#000000" style:font-name="Courier" officeooo:rsid="0032e378"/>
    </style:style>
    <style:style style:name="T40" style:family="text">
      <style:text-properties fo:color="#000000" style:font-name="Courier" fo:font-size="12pt" officeooo:rsid="0032e378" style:font-size-asian="12pt" style:font-size-complex="12pt"/>
    </style:style>
    <style:style style:name="T41" style:family="text">
      <style:text-properties fo:color="#000000" style:font-name="Courier" fo:font-size="12pt" officeooo:rsid="0042e1bd" style:font-size-asian="12pt" style:font-size-complex="12pt"/>
    </style:style>
    <style:style style:name="T42" style:family="text">
      <style:text-properties fo:color="#000000" style:font-name="Courier" fo:font-size="12pt" officeooo:rsid="00488dc6" style:font-size-asian="12pt" style:font-size-complex="12pt"/>
    </style:style>
    <style:style style:name="T43" style:family="text">
      <style:text-properties fo:color="#000000" style:font-name="Courier" fo:font-size="12pt" officeooo:rsid="0049f251" style:font-size-asian="12pt" style:font-size-complex="12pt"/>
    </style:style>
    <style:style style:name="T44" style:family="text">
      <style:text-properties fo:color="#000000" style:font-name="Liberation Serif"/>
    </style:style>
    <style:style style:name="T45" style:family="text">
      <style:text-properties fo:color="#000000" style:font-name="Liberation Serif" officeooo:rsid="00133f5f"/>
    </style:style>
    <style:style style:name="T46" style:family="text">
      <style:text-properties fo:color="#000000" style:font-name="Liberation Serif" officeooo:rsid="00150f9b"/>
    </style:style>
    <style:style style:name="T47" style:family="text">
      <style:text-properties fo:color="#000000" style:font-name="Liberation Serif" officeooo:rsid="002ceed2"/>
    </style:style>
    <style:style style:name="T48" style:family="text">
      <style:text-properties fo:color="#000000" style:font-name="Liberation Serif" officeooo:rsid="002e78c4"/>
    </style:style>
    <style:style style:name="T49" style:family="text">
      <style:text-properties fo:color="#000000" style:font-name="Liberation Serif" officeooo:rsid="002ff9f5"/>
    </style:style>
    <style:style style:name="T50" style:family="text">
      <style:text-properties fo:color="#000000" style:font-name="Liberation Serif" officeooo:rsid="0031f363"/>
    </style:style>
    <style:style style:name="T51" style:family="text">
      <style:text-properties fo:color="#000000" style:font-name="Liberation Serif" officeooo:rsid="002ee445"/>
    </style:style>
    <style:style style:name="T52" style:family="text">
      <style:text-properties fo:color="#000000" style:font-name="Liberation Serif" officeooo:rsid="0032e378"/>
    </style:style>
    <style:style style:name="T53" style:family="text">
      <style:text-properties fo:color="#000000" style:font-name="Liberation Serif" fo:font-size="12pt" officeooo:rsid="0033a171" style:font-size-asian="12pt" style:font-size-complex="12pt"/>
    </style:style>
    <style:style style:name="T54" style:family="text">
      <style:text-properties fo:color="#000000" style:font-name="Liberation Serif" fo:font-size="12pt" officeooo:rsid="00343bb3" style:font-size-asian="12pt" style:font-size-complex="12pt"/>
    </style:style>
    <style:style style:name="T55" style:family="text">
      <style:text-properties fo:color="#000000" style:font-name="Liberation Serif" fo:font-size="12pt" officeooo:rsid="00355c9c" style:font-size-asian="12pt" style:font-size-complex="12pt"/>
    </style:style>
    <style:style style:name="T56" style:family="text">
      <style:text-properties fo:color="#000000" style:font-name="Liberation Serif" fo:font-size="12pt" officeooo:rsid="003a2f76" style:font-size-asian="12pt" style:font-size-complex="12pt"/>
    </style:style>
    <style:style style:name="T57" style:family="text">
      <style:text-properties fo:color="#000000" style:font-name="Liberation Serif" fo:font-size="12pt" officeooo:rsid="00395f99" style:font-size-asian="12pt" style:font-size-complex="12pt"/>
    </style:style>
    <style:style style:name="T58" style:family="text">
      <style:text-properties fo:color="#000000" style:font-name="Liberation Serif" fo:font-size="12pt" officeooo:rsid="003c17ff" style:font-size-asian="12pt" style:font-size-complex="12pt"/>
    </style:style>
    <style:style style:name="T59" style:family="text">
      <style:text-properties fo:color="#000000" style:font-name="Liberation Serif" fo:font-size="12pt" officeooo:rsid="003d85d4" style:font-size-asian="12pt" style:font-size-complex="12pt"/>
    </style:style>
    <style:style style:name="T60" style:family="text">
      <style:text-properties fo:color="#000000" style:font-name="Liberation Serif" fo:font-size="12pt" officeooo:rsid="003f2a1f" style:font-size-asian="12pt" style:font-size-complex="12pt"/>
    </style:style>
    <style:style style:name="T61" style:family="text">
      <style:text-properties fo:color="#000000" style:font-name="Liberation Serif" fo:font-size="12pt" officeooo:rsid="004080ed" style:font-size-asian="12pt" style:font-size-complex="12pt"/>
    </style:style>
    <style:style style:name="T62" style:family="text">
      <style:text-properties fo:color="#000000" style:font-name="Liberation Serif" fo:font-size="12pt" officeooo:rsid="0042e1bd" style:font-size-asian="12pt" style:font-size-complex="12pt"/>
    </style:style>
    <style:style style:name="T63" style:family="text">
      <style:text-properties fo:color="#000000" style:font-name="Liberation Serif" fo:font-size="12pt" officeooo:rsid="00452989" style:font-size-asian="12pt" style:font-size-complex="12pt"/>
    </style:style>
    <style:style style:name="T64" style:family="text">
      <style:text-properties fo:color="#000000" style:font-name="Liberation Serif" fo:font-size="12pt" officeooo:rsid="0046f872" style:font-size-asian="12pt" style:font-size-complex="12pt"/>
    </style:style>
    <style:style style:name="T65" style:family="text">
      <style:text-properties fo:color="#000000" style:font-name="Liberation Serif" fo:font-size="12pt" officeooo:rsid="00478bf2" style:font-size-asian="12pt" style:font-size-complex="12pt"/>
    </style:style>
    <style:style style:name="T66" style:family="text">
      <style:text-properties fo:color="#000000" style:font-name="Liberation Serif" fo:font-size="12pt" officeooo:rsid="00488dc6" style:font-size-asian="12pt" style:font-size-complex="12pt"/>
    </style:style>
    <style:style style:name="T67" style:family="text">
      <style:text-properties fo:color="#000000" style:font-name="Liberation Serif" fo:font-size="12pt" officeooo:rsid="0049f251" style:font-size-asian="12pt" style:font-size-complex="12pt"/>
    </style:style>
    <style:style style:name="T68" style:family="text">
      <style:text-properties fo:color="#000000" style:font-name="Liberation Serif" fo:font-size="12pt" officeooo:rsid="004b5e62" style:font-size-asian="12pt" style:font-size-complex="12pt"/>
    </style:style>
    <style:style style:name="T69" style:family="text">
      <style:text-properties fo:color="#000000" style:font-name="Liberation Serif" fo:font-size="12pt" officeooo:rsid="004e46ee" style:font-size-asian="12pt" style:font-size-complex="12pt"/>
    </style:style>
    <style:style style:name="T70" style:family="text">
      <style:text-properties fo:color="#000000" style:font-name="Liberation Serif" fo:font-size="12pt" officeooo:rsid="004e27da" style:font-size-asian="12pt" style:font-size-complex="12pt"/>
    </style:style>
    <style:style style:name="T71" style:family="text">
      <style:text-properties fo:color="#000000" style:font-name="Liberation Serif" fo:font-size="12pt" officeooo:rsid="0053b757" style:font-size-asian="12pt" style:font-size-complex="12pt"/>
    </style:style>
    <style:style style:name="T72" style:family="text">
      <style:text-properties fo:color="#000000" style:font-name="Liberation Serif" officeooo:rsid="00343bb3"/>
    </style:style>
    <style:style style:name="T73" style:family="text">
      <style:text-properties fo:color="#000000" style:font-name="Liberation Serif" officeooo:rsid="00369db5"/>
    </style:style>
    <style:style style:name="T74" style:family="text">
      <style:text-properties fo:color="#000000" style:font-name="Liberation Serif" officeooo:rsid="0037dedb"/>
    </style:style>
    <style:style style:name="T75" style:family="text">
      <style:text-properties fo:color="#000000" style:font-name="Liberation Serif" officeooo:rsid="00434b6f"/>
    </style:style>
    <style:style style:name="T76" style:family="text">
      <style:text-properties fo:color="#000000" style:font-name="Liberation Serif" officeooo:rsid="00527ab0"/>
    </style:style>
    <style:style style:name="T77" style:family="text">
      <style:text-properties fo:color="#000000" style:font-name="Liberation Serif" officeooo:rsid="00533c18"/>
    </style:style>
    <style:style style:name="T78" style:family="text">
      <style:text-properties fo:color="#006600" style:font-name="Liberation Serif" officeooo:rsid="002ceed2"/>
    </style:style>
    <style:style style:name="T79" style:family="text">
      <style:text-properties fo:color="#006600" style:font-name="Courier"/>
    </style:style>
    <style:style style:name="T80" style:family="text">
      <style:text-properties fo:color="#006600" style:font-name="Courier" officeooo:rsid="00133f5f"/>
    </style:style>
    <style:style style:name="T81" style:family="text">
      <style:text-properties fo:color="#006600" style:font-name="Courier" officeooo:rsid="002e78c4"/>
    </style:style>
    <style:style style:name="T82" style:family="text">
      <style:text-properties fo:color="#006600" style:font-name="Courier" officeooo:rsid="002ee445"/>
    </style:style>
    <style:style style:name="T83" style:family="text">
      <style:text-properties fo:color="#006600" style:font-name="Courier" officeooo:rsid="002ff9f5"/>
    </style:style>
    <style:style style:name="T84" style:family="text">
      <style:text-properties fo:color="#006600" style:font-name="Courier" officeooo:rsid="002ceed2"/>
    </style:style>
    <style:style style:name="T85" style:family="text">
      <style:text-properties fo:color="#006600" style:font-name="Courier" officeooo:rsid="0031f363"/>
    </style:style>
    <style:style style:name="T86" style:family="text">
      <style:text-properties fo:color="#006600" style:font-name="Courier" fo:font-size="12pt" style:font-size-asian="12pt" style:font-size-complex="12pt"/>
    </style:style>
    <style:style style:name="T87" style:family="text">
      <style:text-properties fo:color="#006600" style:font-name="Courier" fo:font-size="12pt" officeooo:rsid="0033a171" style:font-size-asian="12pt" style:font-size-complex="12pt"/>
    </style:style>
    <style:style style:name="T88" style:family="text">
      <style:text-properties fo:color="#006600" style:font-name="Courier" fo:font-size="12pt" officeooo:rsid="002ee445" style:font-size-asian="12pt" style:font-size-complex="12pt"/>
    </style:style>
    <style:style style:name="T89" style:family="text">
      <style:text-properties fo:color="#006600" style:font-name="Courier" fo:font-size="12pt" officeooo:rsid="00133f5f" style:font-size-asian="12pt" style:font-size-complex="12pt"/>
    </style:style>
    <style:style style:name="T90" style:family="text">
      <style:text-properties fo:color="#006600" style:font-name="Courier" fo:font-size="12pt" officeooo:rsid="00355c9c" style:font-size-asian="12pt" style:font-size-complex="12pt"/>
    </style:style>
    <style:style style:name="T91" style:family="text">
      <style:text-properties fo:color="#006600" style:font-name="Courier" fo:font-size="12pt" officeooo:rsid="003a2f76" style:font-size-asian="12pt" style:font-size-complex="12pt"/>
    </style:style>
    <style:style style:name="T92" style:family="text">
      <style:text-properties fo:color="#006600" style:font-name="Courier" fo:font-size="12pt" officeooo:rsid="003d85d4" style:font-size-asian="12pt" style:font-size-complex="12pt"/>
    </style:style>
    <style:style style:name="T93" style:family="text">
      <style:text-properties fo:color="#006600" style:font-name="Courier" fo:font-size="12pt" officeooo:rsid="0042e1bd" style:font-size-asian="12pt" style:font-size-complex="12pt"/>
    </style:style>
    <style:style style:name="T94" style:family="text">
      <style:text-properties fo:color="#006600" style:font-name="Courier" fo:font-size="12pt" officeooo:rsid="0046f872" style:font-size-asian="12pt" style:font-size-complex="12pt"/>
    </style:style>
    <style:style style:name="T95" style:family="text">
      <style:text-properties fo:color="#006600" style:font-name="Courier" fo:font-size="12pt" officeooo:rsid="00488dc6" style:font-size-asian="12pt" style:font-size-complex="12pt"/>
    </style:style>
    <style:style style:name="T96" style:family="text">
      <style:text-properties fo:color="#006600" style:font-name="Courier" fo:font-size="12pt" officeooo:rsid="0049f251" style:font-size-asian="12pt" style:font-size-complex="12pt"/>
    </style:style>
    <style:style style:name="T97" style:family="text">
      <style:text-properties officeooo:rsid="002196a9"/>
    </style:style>
    <style:style style:name="T98" style:family="text">
      <style:text-properties officeooo:rsid="002ceed2"/>
    </style:style>
    <style:style style:name="T99" style:family="text">
      <style:text-properties style:font-name="Courier"/>
    </style:style>
    <style:style style:name="T100" style:family="text">
      <style:text-properties style:font-name="Courier" officeooo:rsid="00488dc6"/>
    </style:style>
    <style:style style:name="T101" style:family="text">
      <style:text-properties officeooo:rsid="002e78c4"/>
    </style:style>
    <style:style style:name="T102" style:family="text">
      <style:text-properties fo:color="#800000" style:font-name="Courier" fo:font-size="12pt" officeooo:rsid="00355c9c"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3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stall<text:span text:style-name="T97">ing</text:span> <text:span text:style-name="T1">Atomate</text:span> using miniconda</text:p>
      <text:p text:style-name="Text_20_body">Compiled with the following resources:</text:p>
      <text:p text:style-name="P2"><text:a xlink:type="simple" xlink:href="https://atomate.org/installation.html" text:style-name="Internet_20_link" text:visited-style-name="Visited_20_Internet_20_Link"><text:span text:style-name="T98">https://atomate.org/installation.html</text:span></text:a></text:p>
      <text:p text:style-name="P3"><text:a xlink:type="simple" xlink:href="https://discuss.matsci.org/t/unable-to-connect-to-mongodb-via-db-json/3449" text:style-name="Internet_20_link" text:visited-style-name="Visited_20_Internet_20_Link">https://discuss.matsci.org/t/unable-to-connect-to-mongodb-via-db-json/3449</text:a></text:p>
      <text:p text:style-name="P3"><text:a xlink:type="simple" xlink:href="https://pymatgen.org/installation.html#potcar-setup" text:style-name="Internet_20_link" text:visited-style-name="Visited_20_Internet_20_Link">https://pymatgen.org/installation.html#potcar-setup</text:a></text:p>
      <text:p text:style-name="P3">Although the documentation suggests to use pip to install atomate, I found that in that case pymatgen had troubles with cython installation of a HPC-cluster I tried it out on. This was not an issue if installing via conda.</text:p>
      <text:list xml:id="list869048054" text:style-name="L1">
        <text:list-item>
          <text:p text:style-name="P7"><text:span text:style-name="Source_20_Text"><text:span text:style-name="T47">Create a free MongoDB database online using Atlas at </text:span></text:span><text:a xlink:type="simple" xlink:href="https://www.mongodb.com/cloud/atlas" text:style-name="Internet_20_link" text:visited-style-name="Visited_20_Internet_20_Link"><text:span text:style-name="Source_20_Text">https://www.mongodb.com/cloud/atlas</text:span></text:a><text:span text:style-name="Source_20_Text"><text:span text:style-name="T47"> </text:span></text:span><text:span text:style-name="Source_20_Text"><text:span text:style-name="T48">by going through the simple process of making an account and always selecting the “always free” options.</text:span></text:span><text:span text:style-name="Source_20_Text"><text:span text:style-name="T47"><text:line-break/>Alternatively you can install MongoDB also on a server of your choosing, but be warned that it must be accessible from all the computers you plan to run calculations on.</text:span></text:span></text:p>
        </text:list-item>
        <text:list-item>
          <text:p text:style-name="P8"><text:span text:style-name="Source_20_Text"><text:span text:style-name="T47">Atlas will have a “Project 0” created by default. You can keep that or create a new one.<text:line-break/>Build a new cluster</text:span></text:span><text:span text:style-name="Source_20_Text"><text:span text:style-name="T49"> </text:span></text:span><text:span text:style-name="Source_20_Text"><text:span text:style-name="T83">&lt;ClusterName&gt;</text:span></text:span><text:span text:style-name="Source_20_Text"><text:span text:style-name="T47">. This will automatically contain a database called “test”.</text:span></text:span></text:p>
        </text:list-item>
        <text:list-item>
          <text:p text:style-name="P9"><text:span text:style-name="Source_20_Text"><text:span text:style-name="T47">In the “security” tab on the left, select “Database Access” and create two users with passwords:<text:line-break/></text:span></text:span><text:span text:style-name="Source_20_Text"><text:span text:style-name="T84">&lt;RootUser&gt; &lt;RootPassword&gt;</text:span></text:span><text:span text:style-name="Source_20_Text"><text:span text:style-name="T78"> <text:s/></text:span></text:span><text:span text:style-name="Source_20_Text"><text:span text:style-name="T48">This user should be an Atlas admin</text:span></text:span><text:span text:style-name="Source_20_Text"><text:span text:style-name="T78"><text:line-break/></text:span></text:span><text:span text:style-name="Source_20_Text"><text:span text:style-name="T84">&lt;ReadUser&gt; &lt;ReadPassword&gt;</text:span></text:span><text:span text:style-name="Source_20_Text"><text:span text:style-name="T78"> </text:span></text:span><text:span text:style-name="Source_20_Text"><text:span text:style-name="T48">This user should only be able to read all databases</text:span></text:span></text:p>
        </text:list-item>
        <text:list-item>
          <text:p text:style-name="P10"><text:span text:style-name="Source_20_Text"><text:span text:style-name="T47">In the “security” tab on the left, select “</text:span></text:span><text:span text:style-name="Source_20_Text"><text:span text:style-name="T48">Network</text:span></text:span><text:span text:style-name="Source_20_Text"><text:span text:style-name="T47"> Access” and </text:span></text:span><text:span text:style-name="Source_20_Text"><text:span text:style-name="T48">whitelist all IP addresses from which you would like to connect to the database. You can also whitelist all IPs initially if you like to make testing easy by whitelisting 0.0.0.0.</text:span></text:span></text:p>
        </text:list-item>
        <text:list-item>
          <text:p text:style-name="P21">Download miniconda <text:span text:style-name="T101">if necessary at</text:span> <text:a xlink:type="simple" xlink:href="https://docs.conda.io/en/latest/miniconda.html" text:style-name="Internet_20_link" text:visited-style-name="Visited_20_Internet_20_Link">https://docs.conda.io/en/latest/miniconda.html</text:a></text:p>
        </text:list-item>
        <text:list-item>
          <text:p text:style-name="P21">Install it (instructions here assume you use Linux): <text:a xlink:type="simple" xlink:href="https://conda.io/projects/conda/en/latest/user-guide/install/linux.html" text:style-name="Internet_20_link" text:visited-style-name="Visited_20_Internet_20_Link">https://conda.io/projects/conda/en/latest/user-guide/install/linux.html</text:a></text:p>
        </text:list-item>
        <text:list-item>
          <text:p text:style-name="P10"><text:span text:style-name="T2">Update conda by typing:<text:line-break/></text:span><text:span text:style-name="Source_20_Text"><text:span text:style-name="T5">conda update conda</text:span></text:span></text:p>
        </text:list-item>
        <text:list-item>
          <text:p text:style-name="P11"><text:span text:style-name="Source_20_Text"><text:span text:style-name="T48">Create a directory tree wherever you want Atomate to be located with all the config files:<text:line-break/></text:span></text:span><text:span text:style-name="Source_20_Text"><text:span text:style-name="T82">&lt;YourPath&gt;</text:span></text:span><text:span text:style-name="Source_20_Text"><text:span text:style-name="T7">/</text:span></text:span><text:span text:style-name="Source_20_Text"><text:span text:style-name="T8">atomate</text:span></text:span><text:span text:style-name="Source_20_Text"><text:span text:style-name="T37"><text:line-break/></text:span></text:span><text:span text:style-name="T99">├──</text:span><text:span text:style-name="T81">&lt;your</text:span><text:span text:style-name="T79">_env_</text:span><text:span text:style-name="T81">name&gt;</text:span><text:span text:style-name="T99"><text:line-break/>├──</text:span><text:span text:style-name="T5">config<text:line-break/></text:span><text:span text:style-name="T35">├──</text:span><text:span text:style-name="T7">pps</text:span><text:span text:style-name="T99"><text:line-break/>└──</text:span><text:span text:style-name="T5">logs</text:span></text:p>
        </text:list-item>
        <text:list-item>
          <text:p text:style-name="P11"><text:soft-page-break/><text:span text:style-name="Source_20_Text"><text:span text:style-name="T3">Create a new virtual environment for A</text:span></text:span><text:span text:style-name="Source_20_Text"><text:span text:style-name="T4">tomate</text:span></text:span><text:span text:style-name="Source_20_Text"><text:span text:style-name="T3">. Make sure it is running python 3:<text:line-break/></text:span></text:span><text:span text:style-name="Source_20_Text"><text:span text:style-name="T6">conda create -</text:span></text:span><text:span text:style-name="Source_20_Text"><text:span text:style-name="T7">p</text:span></text:span><text:span text:style-name="Source_20_Text"><text:span text:style-name="T6"> </text:span></text:span><text:span text:style-name="Source_20_Text"><text:span text:style-name="T82">&lt;YourPath&gt;</text:span></text:span><text:span text:style-name="Source_20_Text"><text:span text:style-name="T7">/</text:span></text:span><text:span text:style-name="Source_20_Text"><text:span text:style-name="T8">atomate/</text:span></text:span><text:span text:style-name="Source_20_Text"><text:span text:style-name="T80">&lt;your_env_name&gt;</text:span></text:span><text:span text:style-name="Source_20_Text"><text:span text:style-name="T6"> python=3</text:span></text:span></text:p>
        </text:list-item>
        <text:list-item>
          <text:p text:style-name="P11"><text:span text:style-name="Source_20_Text"><text:span text:style-name="T45">Switch to your new environment:<text:line-break/></text:span></text:span><text:span text:style-name="Source_20_Text"><text:span text:style-name="T6">conda activate</text:span></text:span><text:span text:style-name="Source_20_Text"><text:span text:style-name="T36"> </text:span></text:span><text:span text:style-name="Source_20_Text"><text:span text:style-name="T82">&lt;YourPath&gt;</text:span></text:span><text:span text:style-name="Source_20_Text"><text:span text:style-name="T7">/</text:span></text:span><text:span text:style-name="Source_20_Text"><text:span text:style-name="T8">atomate/</text:span></text:span><text:span text:style-name="Source_20_Text"><text:span text:style-name="T80">&lt;your_env_name&gt;</text:span></text:span></text:p>
        </text:list-item>
        <text:list-item>
          <text:p text:style-name="P11"><text:span text:style-name="Source_20_Text"><text:span text:style-name="T51">To shorten your promt prefix, run the following command if you want:<text:line-break/></text:span></text:span><text:span text:style-name="Source_20_Text"><text:span text:style-name="T7">conda config --set env_prompt '({name})'</text:span></text:span></text:p>
        </text:list-item>
        <text:list-item>
          <text:p text:style-name="P12"><text:span text:style-name="Source_20_Text"><text:span text:style-name="T76">There might be some problems if pymatgen is installed from conda so install only basic things with conda and the rest with pip or from source. Begin with:<text:line-break/></text:span></text:span><text:span text:style-name="Source_20_Text"><text:span text:style-name="T34">conda install numpy scipy matplotlib ipython vtk dnspython</text:span></text:span></text:p>
        </text:list-item>
        <text:list-item>
          <text:p text:style-name="P12"><text:span text:style-name="Source_20_Text"><text:span text:style-name="T76">Now install atomate with pip, which will also install the dependent packages like pymatgen, FireWorks and Custodian</text:span></text:span><text:span text:style-name="Source_20_Text"><text:span text:style-name="T34"><text:line-break/>pip install atomate</text:span></text:span></text:p>
        </text:list-item>
        <text:list-item>
          <text:p text:style-name="P22"><text:span text:style-name="Source_20_Text"><text:span text:style-name="T76">Now get the source code for MPInterfaces from github, since the pip-version is out of date and has bugs. Change in your environment folder, get the code, change into the M</text:span></text:span><text:span text:style-name="Source_20_Text"><text:span text:style-name="T77">PInterfaces folder and install.</text:span></text:span><text:span text:style-name="Source_20_Text"><text:span text:style-name="T76"><text:line-break/></text:span></text:span><text:span text:style-name="Source_20_Text"><text:span text:style-name="T34">cd </text:span></text:span><text:span text:style-name="Source_20_Text"><text:span text:style-name="T82">&lt;YourPath&gt;</text:span></text:span><text:span text:style-name="Source_20_Text"><text:span text:style-name="T7">/</text:span></text:span><text:span text:style-name="Source_20_Text"><text:span text:style-name="T8">atomate/</text:span></text:span><text:span text:style-name="Source_20_Text"><text:span text:style-name="T80">&lt;your_env_name&gt;</text:span></text:span><text:span text:style-name="Source_20_Text"><text:span text:style-name="T51"><text:line-break/></text:span></text:span><text:span text:style-name="Source_20_Text"><text:span text:style-name="T7">git clone </text:span></text:span><text:a xlink:type="simple" xlink:href="https://github.com/henniggroup/MPInterfaces.git" text:style-name="Internet_20_link" text:visited-style-name="Visited_20_Internet_20_Link"><text:span text:style-name="Source_20_Text">https://github.com/henniggroup/MPInterfaces.git</text:span></text:a><text:span text:style-name="Source_20_Text"><text:span text:style-name="T7"><text:line-break/></text:span></text:span><text:span text:style-name="Source_20_Text"><text:span text:style-name="T33">cd MPInterfaces<text:line-break/>python setup.py install</text:span></text:span></text:p>
        </text:list-item>
        <text:list-item>
          <text:p text:style-name="P13"><text:span text:style-name="Source_20_Text"><text:span text:style-name="T46">Now it is time to </text:span></text:span><text:span text:style-name="Source_20_Text"><text:span text:style-name="T49">check if you can access the Atlas MongoDB database by going back to the Atlas page in you browser and selecting the “Clusters” tab in the “Atlas” section on the top left.<text:line-break/></text:span></text:span><text:span text:style-name="Source_20_Text"><text:span text:style-name="T50">Click “connect” on the</text:span></text:span><text:span text:style-name="Source_20_Text"><text:span text:style-name="T38"> </text:span></text:span><text:span text:style-name="Source_20_Text"><text:span text:style-name="T85">&lt;</text:span></text:span><text:span text:style-name="Source_20_Text"><text:span text:style-name="T83">ClusterName&gt;</text:span></text:span><text:span text:style-name="Source_20_Text"><text:span text:style-name="T49"> </text:span></text:span><text:span text:style-name="Source_20_Text"><text:span text:style-name="T50">cluster you created previously and then select “Connect you application” in the po-pup window. Choose “python” “version 3.6 or later” as your driver and <text:s/>copy the “full driver example”.<text:line-break/>Open python in your conda environment and import pymongo:<text:line-break/></text:span></text:span><text:span text:style-name="Source_20_Text"><text:span text:style-name="T9">python<text:line-break/>import pymongo</text:span></text:span><text:span text:style-name="Source_20_Text"><text:span text:style-name="T50"><text:line-break/>Now paste the “full driver example” in your python shell and adapt the username and password </text:span></text:span><text:span text:style-name="Source_20_Text"><text:span text:style-name="T52">(note that the hostname after the “@” will be different for you!)</text:span></text:span><text:span text:style-name="Source_20_Text"><text:span text:style-name="T50">:<text:line-break/></text:span></text:span><text:span text:style-name="Source_20_Text"><text:span text:style-name="T9">client = pymongo.MongoClient("mongodb+srv://</text:span></text:span><text:span text:style-name="Source_20_Text"><text:span text:style-name="T85">&lt;RootUser&gt;</text:span></text:span><text:span text:style-name="Source_20_Text"><text:span text:style-name="T9">:</text:span></text:span><text:span text:style-name="Source_20_Text"><text:span text:style-name="T85">&lt;RootPassword&gt;</text:span></text:span><text:span text:style-name="Source_20_Text"><text:span text:style-name="T9">@cluster0-</text:span></text:span><text:span text:style-name="Source_20_Text"><text:span text:style-name="T10">4bevc</text:span></text:span><text:span text:style-name="Source_20_Text"><text:span text:style-name="T9">.mongodb.net/test?retryWrites=true&amp;w=majority")<text:line-break/>db = client.test<text:line-break/></text:span></text:span><text:span text:style-name="Source_20_Text"><text:span text:style-name="T52">Typing</text:span></text:span><text:span text:style-name="Source_20_Text"><text:span text:style-name="T10"> db </text:span></text:span><text:span text:style-name="Source_20_Text"><text:span text:style-name="T52">now should give you something like the following:</text:span></text:span><text:span text:style-name="Source_20_Text"><text:span text:style-name="T10"><text:line-break/></text:span></text:span><text:span text:style-name="Source_20_Text"><text:span text:style-name="T39">Database(MongoClient(host=['cluster0-shard-00-02-4bevc.mongodb.net:27017', 'cluster0-shard-00-01-4bevc.mongodb.net:27017', 'cluster0-shard-00-00-4bevc.mongodb.net:27017'], document_class=dict, tz_aware=False, </text:span></text:span><text:soft-page-break/><text:span text:style-name="Source_20_Text"><text:span text:style-name="T39">connect=True, retrywrites=True, w='majority', authsource='admin', replicaset='Cluster0-shard-0', ssl=True), 'test')<text:line-break/></text:span></text:span><text:span text:style-name="Source_20_Text"><text:span text:style-name="T52">You can now close your python shell.</text:span></text:span></text:p>
        </text:list-item>
        <text:list-item>
          <text:p text:style-name="P14"><text:span text:style-name="Source_20_Text"><text:span text:style-name="T52">Lets now configure the database access for atomate (and FireWorks) by writing the file</text:span></text:span><text:span text:style-name="Source_20_Text"><text:span text:style-name="T10"> db.json </text:span></text:span><text:span text:style-name="Source_20_Text"><text:span text:style-name="T52">into</text:span></text:span><text:span text:style-name="Source_20_Text"><text:span text:style-name="T10"> </text:span></text:span><text:span text:style-name="Source_20_Text"><text:span text:style-name="T82">&lt;YourPath&gt;</text:span></text:span><text:span text:style-name="Source_20_Text"><text:span text:style-name="T7">/</text:span></text:span><text:span text:style-name="Source_20_Text"><text:span text:style-name="T8">atomate/</text:span></text:span><text:span text:style-name="Source_20_Text"><text:span text:style-name="T10">config</text:span></text:span><text:span text:style-name="Source_20_Text"><text:span text:style-name="T52">:<text:line-break/><text:line-break/></text:span></text:span><text:span text:style-name="Source_20_Text"><text:span text:style-name="T12">{<text:line-break/></text:span></text:span><text:span text:style-name="T11"> <text:s text:c="3"/>"host": "</text:span><text:span text:style-name="T13">mongodb+srv://cluster0-4bevc.mongodb.net</text:span><text:span text:style-name="T11">",<text:line-break/> <text:s text:c="3"/>"port": </text:span><text:span text:style-name="T13">27017</text:span><text:span text:style-name="T11">,<text:line-break/> <text:s text:c="3"/>"database": "</text:span><text:span text:style-name="T13">test</text:span><text:span text:style-name="T11">",<text:line-break/> <text:s text:c="3"/>"collection": "tasks",<text:line-break/> <text:s text:c="3"/>"admin_user": "</text:span><text:span text:style-name="T87">&lt;RootUser&gt;</text:span><text:span text:style-name="T11">",<text:line-break/> <text:s text:c="3"/>"admin_password": "</text:span><text:span text:style-name="T86">&lt;</text:span><text:span text:style-name="T87">RootPassword</text:span><text:span text:style-name="T86">&gt;</text:span><text:span text:style-name="T11">",<text:line-break/> <text:s text:c="3"/>"readonly_user": "</text:span><text:span text:style-name="T86">&lt;</text:span><text:span text:style-name="T87">ReadUser</text:span><text:span text:style-name="T86">&gt;</text:span><text:span text:style-name="T11">",<text:line-break/> <text:s text:c="3"/>"readonly_password": "</text:span><text:span text:style-name="T86">&lt;</text:span><text:span text:style-name="T87">ReadPassword</text:span><text:span text:style-name="T86">&gt;</text:span><text:span text:style-name="T11">",<text:line-break/> <text:s text:c="3"/>"aliases": {}<text:line-break/> <text:s text:c="3"/></text:span><text:span text:style-name="T13">"authsource": "admin"</text:span><text:span text:style-name="T11"> <text:s text:c="2"/><text:line-break/>}<text:line-break/></text:span><text:span text:style-name="T53">Make sure to use the correct hostname from the Atlas connection example above and to set </text:span><text:span text:style-name="T13">"authsource": "admin"</text:span><text:span text:style-name="T53">, which is not currently shown in the installation instructions on the atomate documentation website! The port 27017 is the standard listening port of MongoDB and must be opened on you local machine if a firewall is used.</text:span></text:p>
        </text:list-item>
        <text:list-item>
          <text:p text:style-name="P15"><text:span text:style-name="T53">T</text:span><text:span text:style-name="T54">est your db.json file by running the following python script inside your </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54">directory. Note that this will reset your database!<text:line-break/></text:span></text:span><text:span text:style-name="Source_20_Text"><text:span text:style-name="T11">from atomate.vasp.database import VaspCalcDb<text:line-break/></text:span></text:span><text:span text:style-name="T5">x = VaspCalcDb.from_db_file("db.json")<text:line-break/>x.reset()<text:line-break/>print("SUCCESS")</text:span></text:p>
        </text:list-item>
        <text:list-item>
          <text:p text:style-name="P16"><text:span text:style-name="T73">Although</text:span><text:span text:style-name="T72"> it </text:span><text:span text:style-name="T74">can </text:span><text:span text:style-name="T72">be a different database than the one we set up already for the results, we will configure the launchpad (where your workflows are located and launched from) as the same database on Atlas. For this we will need a</text:span><text:span text:style-name="T31"> my_launchpad.yaml </text:span><text:span text:style-name="T72">file in the</text:span><text:span text:style-name="T31"> </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54">directory:<text:line-break/></text:span></text:span><text:span text:style-name="Source_20_Text"><text:span text:style-name="T102">authsource: admin<text:line-break/>host: mongodb+srv://</text:span></text:span><text:span text:style-name="Source_20_Text"><text:span text:style-name="T87">&lt;RootUser&gt;</text:span></text:span><text:span text:style-name="Source_20_Text"><text:span text:style-name="T102">:</text:span></text:span><text:span text:style-name="Source_20_Text"><text:span text:style-name="T90">&lt;</text:span></text:span><text:span text:style-name="Source_20_Text"><text:span text:style-name="T87">RootPassword</text:span></text:span><text:span text:style-name="Source_20_Text"><text:span text:style-name="T90">&gt;</text:span></text:span><text:span text:style-name="Source_20_Text"><text:span text:style-name="T102">@cluster0-4bevc.mongodb.net/FireWorks?retryWrites=true&amp;w=majority<text:line-break/>logdir: null<text:line-break/></text:span></text:span><text:span text:style-name="Source_20_Text"><text:span text:style-name="T18">mongoclient_kwargs: {</text:span></text:span><text:span text:style-name="Source_20_Text"><text:span text:style-name="T102">}<text:line-break/>name: null<text:line-break/></text:span></text:span><text:soft-page-break/><text:span text:style-name="Source_20_Text"><text:span text:style-name="T102">password: null<text:line-break/>port: null<text:line-break/>ssl: false<text:line-break/>ssl_ca_certs: null<text:line-break/>ssl_certfile: null<text:line-break/>ssl_keyfile: null<text:line-break/>ssl_pem_passphrase: null<text:line-break/>strm_lvl: INFO<text:line-break/>uri_mode: true<text:line-break/>user_indices: []<text:line-break/>username: null<text:line-break/>wf_user_indices: []<text:line-break/></text:span></text:span><text:span text:style-name="Source_20_Text"><text:span text:style-name="T55">Make sure that “host” is again your host from the Atlas connection example, and your user and passwords are set correctly. You might produce this file also by running </text:span></text:span><text:span text:style-name="Source_20_Text"><text:span text:style-name="T18">lpad init -u, </text:span></text:span><text:span text:style-name="Source_20_Text"><text:span text:style-name="T55">and putting all parameters (username, password, database name, etc.) within a single URI (see </text:span></text:span><text:a xlink:type="simple" xlink:href="https://docs.mongodb.com/manual/reference/connection-string/" text:style-name="Internet_20_link" text:visited-style-name="Visited_20_Internet_20_Link"><text:span text:style-name="Source_20_Text">MongoDB connection URI</text:span></text:a><text:span text:style-name="Source_20_Text"><text:span text:style-name="T55">). Using</text:span></text:span><text:span text:style-name="Source_20_Text"><text:span text:style-name="T18"> lpad init </text:span></text:span><text:span text:style-name="Source_20_Text"><text:span text:style-name="T55">without the</text:span></text:span><text:span text:style-name="Source_20_Text"><text:span text:style-name="T18"> -u </text:span></text:span><text:span text:style-name="Source_20_Text"><text:span text:style-name="T55">option is easier to handle, but did not work for me!</text:span></text:span></text:p>
        </text:list-item>
        <text:list-item>
          <text:p text:style-name="P16"><text:span text:style-name="Source_20_Text"><text:span text:style-name="T55">Test the launchpad connection by typing and again resetting your database:<text:line-break/></text:span></text:span><text:span text:style-name="Source_20_Text"><text:span text:style-name="T18">lpad -l my_launchpad.yaml reset</text:span></text:span></text:p>
        </text:list-item>
        <text:list-item>
          <text:p text:style-name="P17"><text:span text:style-name="Source_20_Text"><text:span text:style-name="T57">We need to set up a FireWorker (assumed to be the local machine </text:span></text:span><text:span text:style-name="Source_20_Text"><text:span text:style-name="T56">where Atomate is installed) by creating a file called</text:span></text:span><text:span text:style-name="Source_20_Text"><text:span text:style-name="T19"> my_fworker.ya</text:span></text:span><text:span text:style-name="Source_20_Text"><text:span text:style-name="T30">ml<text:line-break/></text:span></text:span><text:span text:style-name="Source_20_Text"><text:span text:style-name="T20">name: </text:span></text:span><text:span text:style-name="Source_20_Text"><text:span text:style-name="T91">&lt;WorkerName&gt;</text:span></text:span><text:span text:style-name="Source_20_Text"><text:span text:style-name="T20"><text:line-break/></text:span></text:span><text:span text:style-name="Source_20_Text"><text:span text:style-name="T19">category: ''<text:line-break/>query: '{}'<text:line-break/>env:<text:line-break/> <text:s text:c="2"/>db_file: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9">config/db.json<text:line-break/> <text:s text:c="2"/>vasp_cmd: </text:span></text:span><text:span text:style-name="Source_20_Text"><text:span text:style-name="T91">&lt;YourVaspCommand&gt;</text:span></text:span><text:span text:style-name="Source_20_Text"><text:span text:style-name="T19"><text:line-break/> <text:s text:c="2"/>scratch_dir: </text:span></text:span><text:span text:style-name="Source_20_Text"><text:span text:style-name="T91">&lt;YourExecutionDirectory&gt;<text:line-break/></text:span></text:span><text:span text:style-name="Source_20_Text"><text:span text:style-name="T56">The</text:span></text:span><text:span text:style-name="Source_20_Text"><text:span text:style-name="T91"> &lt;WorkerName&gt; </text:span></text:span><text:span text:style-name="Source_20_Text"><text:span text:style-name="T56">is just a lable,</text:span></text:span><text:span text:style-name="Source_20_Text"><text:span text:style-name="T91"> &lt;YourVaspCommand&gt; </text:span></text:span><text:span text:style-name="Source_20_Text"><text:span text:style-name="T56">describes how you run VASP on your machine (e.g. mpirun -np 16 /usr/bin/vasp.5.4.4_std), and the</text:span></text:span><text:span text:style-name="Source_20_Text"><text:span text:style-name="T91"> &lt;YourExecutionDirectory&gt; </text:span></text:span><text:span text:style-name="Source_20_Text"><text:span text:style-name="T56">specifies where Atomate will create the </text:span></text:span><text:span text:style-name="Source_20_Text"><text:span text:style-name="T58">temporary </text:span></text:span><text:span text:style-name="Source_20_Text"><text:span text:style-name="T56">folder tree for running your calculations (e.g. /scratch/AtomateCalcs/). </text:span></text:span><text:span text:style-name="Source_20_Text"><text:span text:style-name="T58">More informations about FireWorkers can be found in the </text:span></text:span><text:a xlink:type="simple" xlink:href="https://materialsproject.github.io/fireworks/worker_tutorial.html" text:style-name="Internet_20_link" text:visited-style-name="Visited_20_Internet_20_Link"><text:span text:style-name="Source_20_Text">FireWorks documentation</text:span></text:a><text:span text:style-name="Source_20_Text"><text:span text:style-name="T58">.</text:span></text:span></text:p>
        </text:list-item>
        <text:list-item>
          <text:p text:style-name="P18"><text:span text:style-name="Source_20_Text"><text:span text:style-name="T59">If the computer or cluster where you are installing Atomate has a job scheduler, you have to set up a file called </text:span></text:span><text:span text:style-name="Source_20_Text"><text:span text:style-name="T21">my_qadapter.yaml</text:span></text:span><text:span text:style-name="Source_20_Text"><text:span text:style-name="T59"> in the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54">directory:<text:line-break/></text:span></text:span><text:span text:style-name="Source_20_Text"><text:span text:style-name="T21">_fw_name: CommonAdapter<text:line-break/>_fw_q_type: </text:span></text:span><text:span text:style-name="Source_20_Text"><text:span text:style-name="T92">&lt;SchedulerType&gt;</text:span></text:span><text:span text:style-name="Source_20_Text"><text:span text:style-name="T21"><text:line-break/>rocket_launch: rlaunch -c <text:s/></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21">rapidfire<text:line-break/></text:span></text:span><text:soft-page-break/><text:span text:style-name="Source_20_Text"><text:span text:style-name="T21">nodes: </text:span></text:span><text:span text:style-name="Source_20_Text"><text:span text:style-name="T92">&lt;NrOfNodes&gt;</text:span></text:span><text:span text:style-name="Source_20_Text"><text:span text:style-name="T21"><text:line-break/>walltime: </text:span></text:span><text:span text:style-name="Source_20_Text"><text:span text:style-name="T92">&lt;hh:mm:ss&gt;</text:span></text:span><text:span text:style-name="Source_20_Text"><text:span text:style-name="T21"><text:line-break/>queue: null<text:line-break/>account: null<text:line-break/>job_name: null<text:line-break/>pre_rocket: null<text:line-break/>post_rocket: null<text:line-break/>logdir: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21">logs<text:line-break/></text:span></text:span><text:span text:style-name="Source_20_Text"><text:span text:style-name="T59">Here,</text:span></text:span><text:span text:style-name="Source_20_Text"><text:span text:style-name="T21"> </text:span></text:span><text:span text:style-name="Source_20_Text"><text:span text:style-name="T92">&lt;SchedulerType&gt; </text:span></text:span><text:span text:style-name="Source_20_Text"><text:span text:style-name="T59">can be PBS/Torque, SLURM, SGE, or IBM LoadLeveler. </text:span></text:span><text:span text:style-name="Source_20_Text"><text:span text:style-name="T92"><text:s/></text:span></text:span><text:span text:style-name="Source_20_Text"><text:span text:style-name="T21">pre_rocket </text:span></text:span><text:span text:style-name="Source_20_Text"><text:span text:style-name="T59">and</text:span></text:span><text:span text:style-name="Source_20_Text"><text:span text:style-name="T21"> <text:s/>pre_rocket </text:span></text:span><text:span text:style-name="Source_20_Text"><text:span text:style-name="T59">are optional commands to be run in the job script before and after the workflow is executed, this is e.g. useful for loading and unloading modules. It is important to note that this type of rocket_launch will only work if the compute nodes on your cluster can access the MongoDB database, which is a problem for many clusters, since only the login nodes have access to the internet. Possible solutions are described </text:span></text:span><text:a xlink:type="simple" xlink:href="https://materialsproject.github.io/fireworks/offline_tutorial.html" text:style-name="Internet_20_link" text:visited-style-name="Visited_20_Internet_20_Link"><text:span text:style-name="Source_20_Text">here</text:span></text:a><text:span text:style-name="Source_20_Text"><text:span text:style-name="T59">.</text:span></text:span></text:p>
        </text:list-item>
        <text:list-item>
          <text:p text:style-name="P23"><text:span text:style-name="Source_20_Text"><text:span text:style-name="T60">To tell Atomate and FireWorks where to finde the configuration files you just created, we will write the configuration file</text:span></text:span><text:span text:style-name="Source_20_Text"><text:span text:style-name="T22"> FW_config.yaml </text:span></text:span><text:span text:style-name="Source_20_Text"><text:span text:style-name="T61">with the line</text:span></text:span><text:span text:style-name="Source_20_Text"><text:span text:style-name="T60"> </text:span></text:span><text:span text:style-name="Source_20_Text"><text:span text:style-name="T12"><text:line-break/>CONFIG_FILE_DIR: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text:span></text:span><text:span text:style-name="Source_20_Text"><text:span text:style-name="T40">.</text:span></text:span><text:span text:style-name="Source_20_Text"><text:span text:style-name="T12"><text:line-break/></text:span></text:span><text:span text:style-name="Source_20_Text"><text:span text:style-name="T61">We will also </text:span></text:span><text:span text:style-name="Source_20_Text"><text:span text:style-name="T71">set an environment variable to tell FireWorks where this file is:</text:span></text:span><text:span text:style-name="Source_20_Text"><text:span text:style-name="T17"><text:line-break/></text:span></text:span><text:span text:style-name="Source_20_Text"><text:span text:style-name="T14">conda env config vars set FW_CONFIG_FILE</text:span></text:span><text:span text:style-name="Source_20_Text"><text:span text:style-name="T29">=</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29">config/FW_config.yaml</text:span></text:span></text:p>
        </text:list-item>
        <text:list-item>
          <text:p text:style-name="P18"><text:span text:style-name="Source_20_Text"><text:span text:style-name="T59">If the computer or cluster where you are installing Atomate has a job scheduler, you have to set up a file called </text:span></text:span><text:span text:style-name="Source_20_Text"><text:span text:style-name="T21">my_qadapter.yaml</text:span></text:span><text:span text:style-name="Source_20_Text"><text:span text:style-name="T59"> in the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54">directory:<text:line-break/></text:span></text:span><text:span text:style-name="Source_20_Text"><text:span text:style-name="T21">_fw_name: CommonAdapter<text:line-break/>_fw_q_type: </text:span></text:span><text:span text:style-name="Source_20_Text"><text:span text:style-name="T92">&lt;SchedulerType&gt;</text:span></text:span><text:span text:style-name="Source_20_Text"><text:span text:style-name="T21"><text:line-break/>rocket_launch: rlaunch -c <text:s/></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 </text:span></text:span><text:span text:style-name="Source_20_Text"><text:span text:style-name="T21">rapidfire<text:line-break/>nodes: </text:span></text:span><text:span text:style-name="Source_20_Text"><text:span text:style-name="T92">&lt;NrOfNodes&gt;</text:span></text:span><text:span text:style-name="Source_20_Text"><text:span text:style-name="T21"><text:line-break/>walltime: </text:span></text:span><text:span text:style-name="Source_20_Text"><text:span text:style-name="T92">&lt;hh:mm:ss&gt;</text:span></text:span><text:span text:style-name="Source_20_Text"><text:span text:style-name="T21"><text:line-break/>queue: null<text:line-break/>account: null<text:line-break/>job_name: null<text:line-break/>pre_rocket: null<text:line-break/>post_rocket: null<text:line-break/>logdir: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21">logs<text:line-break/></text:span></text:span><text:span text:style-name="Source_20_Text"><text:span text:style-name="T59">Here,</text:span></text:span><text:span text:style-name="Source_20_Text"><text:span text:style-name="T21"> </text:span></text:span><text:span text:style-name="Source_20_Text"><text:span text:style-name="T92">&lt;SchedulerType&gt; </text:span></text:span><text:span text:style-name="Source_20_Text"><text:span text:style-name="T59">can be PBS/Torque, SLURM, SGE, or IBM LoadLeveler. </text:span></text:span><text:span text:style-name="Source_20_Text"><text:span text:style-name="T92"><text:s/></text:span></text:span><text:span text:style-name="Source_20_Text"><text:span text:style-name="T21">pre_rocket </text:span></text:span><text:span text:style-name="Source_20_Text"><text:span text:style-name="T59">and</text:span></text:span><text:span text:style-name="Source_20_Text"><text:span text:style-name="T21"> <text:s/>pre_rocket </text:span></text:span><text:span text:style-name="Source_20_Text"><text:span text:style-name="T59">are optional commands to be run in the job script before and after the workflow is executed, this is e.g. useful for loading and unloading modules. It is important to note that this type of rocket_launch will only work if the compute nodes on your cluster can access the MongoDB database, which is a problem for many clusters, since only the login nodes have access to the internet. Possible solutions are described </text:span></text:span><text:a xlink:type="simple" xlink:href="https://materialsproject.github.io/fireworks/offline_tutorial.html" text:style-name="Internet_20_link" text:visited-style-name="Visited_20_Internet_20_Link"><text:span text:style-name="Source_20_Text">here</text:span></text:a><text:span text:style-name="Source_20_Text"><text:span text:style-name="T59">.</text:span></text:span></text:p>
        </text:list-item>
        <text:list-item>
          <text:p text:style-name="P19"><text:soft-page-break/><text:span text:style-name="Source_20_Text"><text:span text:style-name="T60">To tell Atomate and FireWorks where to finde the configuration files you just created, we will write the configuration file</text:span></text:span><text:span text:style-name="Source_20_Text"><text:span text:style-name="T22"> FW_config.yaml </text:span></text:span><text:span text:style-name="Source_20_Text"><text:span text:style-name="T61">with the line</text:span></text:span><text:span text:style-name="Source_20_Text"><text:span text:style-name="T60"> </text:span></text:span><text:span text:style-name="Source_20_Text"><text:span text:style-name="T12"><text:line-break/>CONFIG_FILE_DIR: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text:line-break/></text:span></text:span><text:span text:style-name="Source_20_Text"><text:span text:style-name="T61">into the folder</text:span></text:span><text:span text:style-name="Source_20_Text"><text:span text:style-name="T17">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2">config</text:span></text:span><text:span text:style-name="Source_20_Text"><text:span text:style-name="T40">.</text:span></text:span><text:span text:style-name="Source_20_Text"><text:span text:style-name="T12"><text:line-break/></text:span></text:span><text:span text:style-name="Source_20_Text"><text:span text:style-name="T61">We will also create the directory</text:span></text:span><text:span text:style-name="Source_20_Text"><text:span text:style-name="T17">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89">&lt;your_env_name&gt;</text:span></text:span><text:span text:style-name="Source_20_Text"><text:span text:style-name="T16">/</text:span></text:span><text:span text:style-name="Source_20_Text"><text:span text:style-name="T17">etc/conda/activate.d</text:span></text:span><text:span text:style-name="Source_20_Text"><text:span text:style-name="T12"> </text:span></text:span><text:span text:style-name="Source_20_Text"><text:span text:style-name="T61">and</text:span></text:span><text:span text:style-name="Source_20_Text"><text:span text:style-name="T17"> </text:span></text:span><text:span text:style-name="Source_20_Text"><text:span text:style-name="T61">put a shell script (e.g. env_var.sh) there to set an environment variable pointing to this file:</text:span></text:span><text:span text:style-name="Source_20_Text"><text:span text:style-name="T17"><text:line-break/>export FW_CONFIG_FILE=</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17">/config/FW_config.yaml</text:span></text:span></text:p>
        </text:list-item>
        <text:list-item>
          <text:p text:style-name="P20"><text:span text:style-name="Source_20_Text"><text:span text:style-name="T62">We will have to configure pymatgen so it can find VASPs pseudopotential files. We assume that you have a folder </text:span></text:span><text:span text:style-name="Source_20_Text"><text:span text:style-name="T93">&lt;EXTRACTED_VASP_POTCAR&gt;</text:span></text:span><text:span text:style-name="Source_20_Text"><text:span text:style-name="T62"> where you have this pseudopotentials already extracted. Type<text:line-break/></text:span></text:span><text:span text:style-name="Source_20_Text"><text:span text:style-name="T23">pmg config -p </text:span></text:span><text:span text:style-name="Source_20_Text"><text:span text:style-name="T93">&lt;EXTRACTED_VASP_POTCAR&gt;</text:span></text:span><text:span text:style-name="Source_20_Text"><text:span text:style-name="T23">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23">pps<text:line-break/></text:span></text:span><text:span text:style-name="Source_20_Text"><text:span text:style-name="T62">to put these potentials in an order where pymatgen can find them. It should look like this (you maybe have to rename the directories in the pps folder):<text:line-break/></text:span></text:span><text:span text:style-name="Source_20_Text"><text:span text:style-name="T41">pps</text:span></text:span><text:span text:style-name="Source_20_Text"><text:span text:style-name="T62"><text:line-break/></text:span></text:span><text:span text:style-name="T99">├── POT_GGA_PAW_PBE<text:line-break/>│ <text:s text:c="2"/>├── POTCAR.Ac.gz<text:line-break/>│ <text:s text:c="2"/>├── POTCAR.Ac_s.gz<text:line-break/>│ <text:s text:c="2"/>├── POTCAR.Ag.gz<text:line-break/>│ <text:s text:c="2"/>└── ...<text:line-break/>├── POT_GGA_PAW_PW91<text:line-break/>│ <text:s text:c="2"/>├── POTCAR.Ac.gz<text:line-break/>│ <text:s text:c="2"/>├── POTCAR.Ac_s.gz<text:line-break/>│ <text:s text:c="2"/>├── POTCAR.Ag.gz<text:line-break/>│ <text:s text:c="2"/>└── ...<text:line-break/>└── POT_LDA_PAW<text:line-break/> ├── POTCAR.Ac.gz<text:line-break/> ├── POTCAR.Ac_s.gz<text:line-break/> ├── POTCAR.Ag.gz<text:line-break/> └── …</text:span></text:p>
        </text:list-item>
        <text:list-item>
          <text:p text:style-name="P24"><text:span text:style-name="T75">Now we have to set a config variable (it will be a file .</text:span><text:span text:style-name="Source_20_Text"><text:span text:style-name="T44">pmgrc.yaml </text:span></text:span><text:span text:style-name="Source_20_Text"><text:span text:style-name="T75">in your home folder) so pymatgen can find the potentials and add your default functional as well:<text:line-break/></text:span></text:span><text:span text:style-name="Source_20_Text"><text:span text:style-name="T32">pmg config --add PMG_VASP_PSP_DIR </text:span></text:span><text:span text:style-name="Source_20_Text"><text:span text:style-name="T88">&lt;YourPath&gt;</text:span></text:span><text:span text:style-name="Source_20_Text"><text:span text:style-name="T14">/</text:span></text:span><text:span text:style-name="Source_20_Text"><text:span text:style-name="T15">atomate/</text:span></text:span><text:span text:style-name="Source_20_Text"><text:span text:style-name="T23">pps<text:line-break/>pmg config --add PMG_DEFAULT_FUNCTIONAL PBE</text:span></text:span></text:p>
        </text:list-item>
        <text:list-item>
          <text:p text:style-name="P25"><text:span text:style-name="Source_20_Text"><text:span text:style-name="T63">For integration of the Materials Project REST API, you should </text:span></text:span><text:span text:style-name="Source_20_Text"><text:span text:style-name="T64">register for free at the website </text:span></text:span><text:a xlink:type="simple" xlink:href="https://materialsproject.org/" text:style-name="Internet_20_link" text:visited-style-name="Visited_20_Internet_20_Link"><text:span text:style-name="Source_20_Text">https://materialsproject.org/</text:span></text:a><text:span text:style-name="Source_20_Text"><text:span text:style-name="T24"> </text:span></text:span><text:span text:style-name="Source_20_Text"><text:span text:style-name="T64">and get an API Key from your dashbord there. Extend the</text:span></text:span><text:span text:style-name="Source_20_Text"><text:span text:style-name="T25"> ~/.pmgrc.yaml </text:span></text:span><text:span text:style-name="Source_20_Text"><text:span text:style-name="T64">file by </text:span></text:span><text:span text:style-name="Source_20_Text"><text:span text:style-name="T65">the new line</text:span></text:span><text:span text:style-name="Source_20_Text"><text:span text:style-name="T64">:<text:line-break/></text:span></text:span><text:span text:style-name="Source_20_Text"><text:span text:style-name="T25">PMG_MAPI_KEY: </text:span></text:span><text:span text:style-name="Source_20_Text"><text:span text:style-name="T94">&lt;Your_API_Key&gt;</text:span></text:span></text:p>
        </text:list-item>
        <text:list-item>
          <text:p text:style-name="P26"><text:soft-page-break/><text:span text:style-name="Source_20_Text"><text:span text:style-name="T66">You can now download and run a test workflow. First get the workflow from the appropriate python module and the input structure from the MaterialsProject:</text:span></text:span><text:span text:style-name="Source_20_Text"><text:span text:style-name="T95"><text:line-break/></text:span></text:span><text:span text:style-name="Source_20_Text"><text:span text:style-name="T26">atwf add -l vasp -p wf_structure_optimization -m mp-149</text:span></text:span><text:span text:style-name="Source_20_Text"><text:span text:style-name="T95"><text:line-break/></text:span></text:span><text:span text:style-name="Source_20_Text"><text:span text:style-name="T66">Now check that the workflow is loaded and ready to start:<text:line-break/></text:span></text:span><text:span text:style-name="Source_20_Text"><text:span text:style-name="T26">lpad get_wflows</text:span></text:span><text:span text:style-name="Source_20_Text"><text:span text:style-name="T66"><text:line-break/>You should see:<text:line-break/></text:span></text:span><text:span text:style-name="Source_20_Text"><text:span text:style-name="T42">[<text:line-break/></text:span></text:span><text:span text:style-name="T99"> {<text:line-break/> "state": "READY",<text:line-break/> "name": "Si—1",<text:line-break/> "created_on": "</text:span><text:span text:style-name="T100">2020-02-27T14:44:42.634000</text:span><text:span text:style-name="T99">",<text:line-break/> "states_list": "REA"<text:line-break/> },<text:line-break/>]</text:span></text:p>
        </text:list-item>
        <text:list-item>
          <text:p text:style-name="P27"><text:span text:style-name="Source_20_Text"><text:span text:style-name="T66">If you have no scheduler installed, change to your scratch directory (or wherever you want the calculation to run) and summit the workflow by:<text:line-break/></text:span></text:span><text:span text:style-name="Source_20_Text"><text:span text:style-name="T26">rlaunch rapidfire<text:line-break/></text:span></text:span><text:span text:style-name="Source_20_Text"><text:span text:style-name="T66">After a couple of seconds and some screen output you should have </text:span></text:span><text:span text:style-name="Source_20_Text"><text:span text:style-name="T67">a message telling you that the Rocket has finished and you can again look at the state of the workflow with</text:span></text:span><text:span text:style-name="Source_20_Text"><text:span text:style-name="T27"><text:line-break/></text:span></text:span><text:span text:style-name="Source_20_Text"><text:span text:style-name="T26">lpad get_wflows</text:span></text:span><text:span text:style-name="Source_20_Text"><text:span text:style-name="T66">, </text:span></text:span><text:span text:style-name="Source_20_Text"><text:span text:style-name="T67">resulting in something like:<text:line-break/></text:span></text:span><text:span text:style-name="Source_20_Text"><text:span text:style-name="T42">[<text:line-break/></text:span></text:span><text:span text:style-name="Source_20_Text"><text:span text:style-name="T43"> {<text:line-break/> "state": "COMPLETED",<text:line-break/> "name": "Si—1",<text:line-break/> "created_on": "2020-02-27T14:44:42.634000",<text:line-break/> "states_list": "C"<text:line-break/> },<text:line-break/>]</text:span></text:span></text:p>
        </text:list-item>
        <text:list-item>
          <text:p text:style-name="P27"><text:span text:style-name="Source_20_Text"><text:span text:style-name="T66">If you have a scheduler installed, submit the workflow with:<text:line-break/></text:span></text:span><text:span text:style-name="Source_20_Text"><text:span text:style-name="T26">qlaunch rapidfire -</text:span></text:span><text:span text:style-name="Source_20_Text"><text:span text:style-name="T27">m </text:span></text:span><text:span text:style-name="Source_20_Text"><text:span text:style-name="T96">&lt;N&gt;</text:span></text:span><text:span text:style-name="Source_20_Text"><text:span text:style-name="T26"><text:line-break/></text:span></text:span><text:span text:style-name="Source_20_Text"><text:span text:style-name="T67">where</text:span></text:span><text:span text:style-name="Source_20_Text"><text:span text:style-name="T27"> </text:span></text:span><text:span text:style-name="Source_20_Text"><text:span text:style-name="T96">&lt;N&gt;</text:span></text:span><text:span text:style-name="Source_20_Text"><text:span text:style-name="T27"> </text:span></text:span><text:span text:style-name="Source_20_Text"><text:span text:style-name="T67">is the maximum number of jobs you will allow in your queue at a time. </text:span></text:span><text:span text:style-name="Source_20_Text"><text:span text:style-name="T68">Now</text:span></text:span><text:span text:style-name="Source_20_Text"><text:span text:style-name="T67"> check your queue to see if it is running or has finished. If it has finished, use</text:span></text:span><text:span text:style-name="Source_20_Text"><text:span text:style-name="T27"> </text:span></text:span><text:span text:style-name="Source_20_Text"><text:span text:style-name="T26">lpad get_wflows</text:span></text:span><text:span text:style-name="Source_20_Text"><text:span text:style-name="T66"> </text:span></text:span><text:span text:style-name="Source_20_Text"><text:span text:style-name="T67">again and see that the workflow has completed.</text:span></text:span></text:p>
        </text:list-item>
      </text:list>
      <text:p text:style-name="P4"><text:span text:style-name="Source_20_Text"><text:span text:style-name="T26"/></text:span></text:p>
      <text:p text:style-name="P5"><text:span text:style-name="Source_20_Text"><text:span text:style-name="T70">In the </text:span></text:span><text:a xlink:type="simple" xlink:href="https://atomate.org/installation.html#analyzing-the-results" text:style-name="Internet_20_link" text:visited-style-name="Visited_20_Internet_20_Link"><text:span text:style-name="Source_20_Text">tutorial</text:span></text:a><text:span text:style-name="Source_20_Text"><text:span text:style-name="T70">, </text:span></text:span><text:span text:style-name="Source_20_Text"><text:span text:style-name="T69">it is written that you should now analyze the results using pymatgen-db via the</text:span></text:span><text:span text:style-name="Source_20_Text"><text:span text:style-name="T28"> mgdb </text:span></text:span><text:span text:style-name="Source_20_Text"><text:span text:style-name="T69">command. However, after installing pymatgen-db both via conda and via pip, I could not connect to the Atlas database, although the db.json file is correct. When installing pymatgen-db at the same time as atomate (see step 12), python will be downgraded from 3.8 to 3.7 and there will be no connection at all to the database. I think this is some kind of dependencies-problem and it is not </text:span></text:span><text:soft-page-break/><text:span text:style-name="Source_20_Text"><text:span text:style-name="T69">worth to install pymatgen-db at the moment, since in practice the database will be mostly queried via python anyhow.</text:span></text:span></text:p>
      <text:p text:style-name="P6"><text:span text:style-name="Source_20_Text"><text:span text:style-name="T69">Continue now with the </text:span></text:span><text:a xlink:type="simple" xlink:href="https://atomate.org/running_workflows.html" text:style-name="Internet_20_link" text:visited-style-name="Visited_20_Internet_20_Link"><text:span text:style-name="Source_20_Text">https://atomate.org/running_workflows.html</text:span></text:a><text:span text:style-name="Source_20_Text"><text:span text:style-name="T69"> of atoma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60785" officeooo:paragraph-rsid="00260785"/>
    </style:style>
    <style:style style:name="MT1" style:family="text">
      <style:text-properties officeooo:rsid="002bc5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Michael Wolloch, <text:span text:style-name="MT1">28</text:span>.02.2020<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6:44:15.164493213</meta:creation-date>
    <dc:date>2020-03-19T18:32:49.182780187</dc:date>
    <meta:editing-duration>PT4H55M40S</meta:editing-duration>
    <meta:editing-cycles>35</meta:editing-cycles>
    <meta:generator>LibreOffice/6.0.7.3$Linux_X86_64 LibreOffice_project/00m0$Build-3</meta:generator>
    <meta:document-statistic meta:table-count="0" meta:image-count="0" meta:object-count="0" meta:page-count="8" meta:paragraph-count="39" meta:word-count="1827" meta:character-count="12988" meta:non-whitespace-character-count="11139"/>
  </office:meta>
</office:document-meta>
</file>